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O MUNDO INVISÍVEL - IREMOS NOS CONHECER NO CÉU?</text:p>
      <text:p text:style-name="Author">J.R.Gill</text:p>
      <text:p text:style-name="Date">2017-07-21T17:00:00+09:00</text:p>
      <text:h text:style-name="Heading_20_1" text:outline-level="1">O MUNDO INVISÍVEL</text:h>
      <text:p text:style-name="First_20_paragraph">Iremos nos conhecer no céu?</text:p>
      <text:p text:style-name="Text_20_body">No céu o Senhor Jesus será o centro de atração e o imã de cada coração. Se por um lado isto é uma verdade, por outro é igualmente claro que um de nossos gozos estará em desfrutarmos da companhia de todos os redimidos que lá estarão. Enquanto estamos aqui na Terra, o Senhor ocupa o supremo lugar em nossos corações. No entanto, desfrutamos da companhia e da comunhão uns dos outros, e o gozo e a comunhão dos santos será também conhecido e desfrutado no céu.</text:p>
      <text:p text:style-name="Text_20_body">O "hades" é uma expressão neo-testamentária e trata-se de uma palavra grega; "sheol" é a expressão do Velho Testamento e é uma palavra hebraica. Ambas significam a mesma coisa: o mundo invisível, ou lugar dos espíritos que partiram. É correto dizer que nossos amados encontram-se no "hades". Inferno é uma palavra diferente e significa o lago de fogo. Em <text:a xlink:type="simple" xlink:href="http://bibliaonline.com.br/acf/atos/2/31" office:name=""><text:span text:style-name="Definition">Atos 2:31</text:span></text:a>, a palavra "inferno", que aparece em algumas traduções, deveria ser lida "hades", e no <text:a xlink:type="simple" xlink:href="http://bibliaonline.com.br/acf/sl/16/10" office:name=""><text:span text:style-name="Definition">Salmos 16:10</text:span></text:a>, a palavra "inferno" deveria ser lida "sheol".</text:p>
      <text:p text:style-name="Text_20_body">Na época do Antigo Testamento havia três coisas claramente conhecidas acerca do "sheol":</text:p>
      <text:p text:style-name="Text_20_body">​1. O "sheol" contém duas esferas. <text:a xlink:type="simple" xlink:href="http://bibliaonline.com.br/acf/dt/32/22" office:name=""><text:span text:style-name="Definition">Deuteronômio 32:22</text:span></text:a> e <text:a xlink:type="simple" xlink:href="http://bibliaonline.com.br/acf/sl/86/13" office:name=""><text:span text:style-name="Definition">Salmos 86:13</text:span></text:a> falam do "sheol" mais baixo.</text:p>
      <text:p text:style-name="Text_20_body">​2. O "sheol" não separava alguém de Deus - Deus estava lá. (<text:a xlink:type="simple" xlink:href="http://bibliaonline.com.br/acf/sl/139/7-8" office:name=""><text:span text:style-name="Definition">Salmos 139:7-8</text:span></text:a>).</text:p>
      <text:p text:style-name="Text_20_body">​3. O "sheol" era um lugar de recognição e onde a fala era mantida. <text:a xlink:type="simple" xlink:href="http://bibliaonline.com.br/acf/is/14/9-17" office:name=""><text:span text:style-name="Definition">Isaías 14:9-17</text:span></text:a> mostra que os que chegavam eram identificados e se comunicavam entre si.</text:p>
      <text:p text:style-name="Text_20_body">Todo o assunto da vida e da incorruptibilidade é esclarecido por todo o evangelho pelo advento do amado Filho de Deus (<text:a xlink:type="simple" xlink:href="http://bibliaonline.com.br/acf/2tm/1/9-10" office:name=""><text:span text:style-name="Definition">2 Timóteo 1:9-10</text:span></text:a>).</text:p>
      <text:p text:style-name="Text_20_body">Moisés - <text:a xlink:type="simple" xlink:href="http://bibliaonline.com.br/acf/dt/32/48-50" office:name=""><text:span text:style-name="Definition">Deuteronômio 32:48-50</text:span></text:a></text:p>
      <text:p text:style-name="Text_20_body"><text:a xlink:type="simple" xlink:href="http://bibliaonline.com.br/acf/dt/32/48-50" office:name=""><text:span text:style-name="Definition">Deuteronômio 32:48-50</text:span></text:a>: "Recolhe-te aos teus povos" não significa ser enterrado no sepulcro da família, como muitos podem pensar. Aquela era uma terra estranha, portanto não poderia ser uma referência ao sepulcro da família. O lugar da sepultura de Moisés é um dos mistérios deste mundo. O mesmo se aplica a Aarão que é mencionado no <text:a xlink:type="simple" xlink:href="http://bibliaonline.com.br/acf/dt/32/50" office:name=""><text:span text:style-name="Definition">versículo 50</text:span></text:a>.</text:p>
      <text:h text:style-name="Heading_20_1" text:outline-level="1">Davi - 2 Samuel 12:22,23</text:h>
      <text:p text:style-name="First_20_paragraph"><text:a xlink:type="simple" xlink:href="http://bibliaonline.com.br/acf/2sm/12/22,23" office:name=""><text:span text:style-name="Definition">2 Samuel 12:22,23</text:span></text:a></text:p>
      <text:p text:style-name="Text_20_body">Muitos crêem que Davi falou de sua morte aqui, mas trata-se mais de uma previsão que Davi fez do vôo de seu espírito para o lugar onde o espírito de seu filho estava, e ele encontrou um grande conforto nesta verdade. Em <text:a xlink:type="simple" xlink:href="http://bibliaonline.com.br/acf/1rs/2/1,10" office:name=""><text:span text:style-name="Definition">1 Reis 2:1 e 10</text:span></text:a>, Davi "dormiu com seus pais". Seus ancestrais não tinham um sepulcro da família, mas aqui está declarado que ele dormiu com seus pais. O que significa isto? Simplesmente isto: que seu espírito encontrou companhia com os espíritos de seus parentes no "sheol", o mundo invisível.</text:p>
      <text:h text:style-name="Heading_20_1" text:outline-level="1">Jacó - Gênesis 49:33</text:h>
      <text:p text:style-name="First_20_paragraph"><text:a xlink:type="simple" xlink:href="http://bibliaonline.com.br/acf/gn/49/33" office:name=""><text:span text:style-name="Definition">Gênesis 49:33</text:span></text:a></text:p>
      <text:p text:style-name="Text_20_body">"Congregado ao seu povo." Será que isto quer dizer que ele morreu? Sim, mas algo mais. Se você ler o capítulo 50 descobrirá que ele morreu meses antes de ser enterrado. Isto significa que por ocasião de sua morte o seu espírito foi para o mundo invisível e foi congregado ao seu povo que encontrava-se lá.</text:p>
      <text:h text:style-name="Heading_20_1" text:outline-level="1">Abraão, Isaque e Jacó - Mateus 8:11</text:h>
      <text:p text:style-name="First_20_paragraph"><text:a xlink:type="simple" xlink:href="http://bibliaonline.com.br/acf/mt/8/11" office:name=""><text:span text:style-name="Definition">Mt 8:11</text:span></text:a></text:p>
      <text:p text:style-name="Text_20_body">O Senhor quis dizer exatamente o que falou: "Assentar-se-ão à mesa com Abraão, e Isaque, e Jacó". É certo que eles irão se reconhecer. Não esperamos ter menos inteligência no céu do que aqui. Enquanto estamos aqui na Terra, temos cinco sentidos e somos como alguém preso numa casa com cinco janelas. Quando chegarmos ao céu, estaremos livres de todas estas limitações. Teremos um corpo adequado àquele lugar, e o caráter de nosso conhecimento ali será moldado pelo conhecimento que Deus tem, não no mesmo grau, mas do mesmo tipo.</text:p>
      <text:h text:style-name="Heading_20_1" text:outline-level="1">Pedro, Moisés e Elias - Mateus 17:3-4</text:h>
      <text:p text:style-name="First_20_paragraph"><text:a xlink:type="simple" xlink:href="http://bibliaonline.com.br/acf/mt/17/3-4" office:name=""><text:span text:style-name="Definition">Mt 17:3-4</text:span></text:a></text:p>
      <text:p text:style-name="Text_20_body">Pedro os reconhece porque aqui ele é levado em espírito para dentro da atmosfera do céu. Teremos este tipo de conhecimento e iremos conhecer e reconhecer a todos. No céu não existe medo. Na plena inteligência e no pleno gozo do céu estaremos cercados pelos redimidos e sua presença será um dos gozos adicionais daquele lugar. Não há dúvida de que a comunhão e as afeições que foram formadas aqui serão desfrutadas e continuarão eternamente lá.</text:p>
      <text:h text:style-name="Heading_20_1" text:outline-level="1">O Rico e Lázaro - Lucas 16:19-31</text:h>
      <text:p text:style-name="First_20_paragraph"><text:a xlink:type="simple" xlink:href="http://bibliaonline.com.br/acf/lc/16/19-31" office:name=""><text:span text:style-name="Definition">Lc 16:19-31</text:span></text:a></text:p>
      <text:p text:style-name="Text_20_body">O Senhor não diz que esta seja uma parábola. Ele declara que existiu um certo homem rico e que existiu Lázaro. Ele estava no "hades" (<text:a xlink:type="simple" xlink:href="http://bibliaonline.com.br/acf/lc/16/23" office:name=""><text:span text:style-name="Definition">v. 23</text:span></text:a>), não no inferno, pois o ímpio não vai para o inferno agora, uma vez que a porta do inferno ainda não foi aberta. As Escrituras nunca falam de um 'lugar de tortura'. Haverá graus de punição: alguns receberão poucos açoites, outros receberão muitos, conforme decidir o justo Juiz. O tormento é mais uma condição mental. O ímpio que morreu está aguardando pelo dia do julgamento diante do grande trono branco.</text:p>
      <text:p text:style-name="Text_20_body"><text:a xlink:type="simple" xlink:href="http://bibliaonline.com.br/acf/is/14" office:name=""><text:span text:style-name="Definition">Isaías 14</text:span></text:a> é confirmado por <text:a xlink:type="simple" xlink:href="http://bibliaonline.com.br/acf/lc/16/23,31" office:name=""><text:span text:style-name="Definition">Lucas 16:23-31</text:span></text:a>. Temos ambos os lados do hades. O homem rico, na parte mais baixa, agoniza e reconhece Lázaro na outra parte, e era capaz de falar. O pensamento, a memória e a inteligência continuam ali. Abraão também o reconhece, bem como o seu estado.</text:p>
      <text:h text:style-name="Heading_20_1" text:outline-level="1">Paulo e os Coríntios - 2 Coríntios 1:13-14</text:h>
      <text:p text:style-name="First_20_paragraph"><text:a xlink:type="simple" xlink:href="http://bibliaonline.com.br/acf/2co/1/13-14" office:name=""><text:span text:style-name="Definition">2 Co 1:13-14</text:span></text:a></text:p>
      <text:p text:style-name="Text_20_body">Paulo irá reconhecê-los naquele dia vindouro e eles o reconhecerão. Eles receberão uma porção em comum naquilo em que ambos se regozijarão (Leia também <text:a xlink:type="simple" xlink:href="http://bibliaonline.com.br/acf/1ts/2/19" office:name=""><text:span text:style-name="Definition">1 Tessalonicenses 2:19</text:span></text:a>)</text:p>
      <text:p text:style-name="Text_20_body">Haverá plenitude de gozo no céu. Alguns poderão ter vasos maiores, e outros, menores, mas todos estarão cheios e serão incapazes de conter algo mais.</text:p>
      <text:h text:style-name="Heading_20_1" text:outline-level="1">Que Aparência Teremos Lá?</text:h>
      <text:p text:style-name="First_20_paragraph">Não seremos semelhantes a espíritos, mas a pessoas. Teremos corpos de carne e ossos como o Senhor Jesus, um corpo espiritual. Será um corpo de perfeito desenvolvimento físico, sem rugas e sem cabelos grisalhos; não nos lamentaremos, nem gemeremos ou sofreremos dor. Teremos um corpo semelhante ao corpo do Senhor e seremos como Ele é, fisicamente e moralmente. Ele permanecerá assim para sempre e o mesmo acontecerá conosco - na mais próxima intimidade com Cristo e uns com os outros para todo o sempre (<text:a xlink:type="simple" xlink:href="http://bibliaonline.com.br/acf/1jo/3/2" office:name=""><text:span text:style-name="Definition">1 João 3:2</text:span></text:a>; <text:a xlink:type="simple" xlink:href="http://bibliaonline.com.br/acf/fp/3/21" office:name=""><text:span text:style-name="Definition">Filipenses 3:21</text:span></text:a>).</text:p>
      <text:p text:style-name="Text_20_body">J.R.Gi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 MUNDO INVISÍVEL - IREMOS NOS CONHECER NO CÉU?</dc:title>
  </office:meta>
</office:document-meta>
</file>